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office:automatic-styles>
  <office:body>
    <office:text>
      <text:p text:style-name="Title">Tutorial de OpenSCAD</text:p>
      <text:p text:style-name="Author">Oscar GG</text:p>
      <text:p text:style-name="Date">Diciembre de 2022</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utorial-de-openscad"/>Tutorial de OpenSCAD<text:bookmark-end text:name="tutorial-de-openscad"/></text:h>
      <text:h text:style-name="Heading_20_2" text:outline-level="2"><text:bookmark-start text:name="introducción"/>Introducción<text:bookmark-end text:name="introducción"/></text:h>
      <text:p text:style-name="First_20_paragraph">OpenSCAD es un programa CAD (Computer Aided Design o Diseño asistido por ordenador) en 3D. La característica principal es que OpenSCAD <text:span text:style-name="T1">no se maneja usando el ratón</text:span> sino por medio de un lenguaje. Esto que a primera vista parece mucho más incómodo se vuelve en realidad mucho más potente cuando queremos construir estructuras repetitivas.</text:p>
      <text:p text:style-name="Text_20_body">El apartado interesante de los programas de este tipo es la capacidad de <text:span text:style-name="T2">imprimir las piezas</text:span> usando una impresora en 3D. Aunque no se disponga de una, hay muchos servicios en Internet que las imprimen y envían a domicilio a precios cada día menores.</text:p>
      <text:p text:style-name="Text_20_body">OpenSCAD tiene versiones para los principales sistemas operativos: Windows, Mac y Linux y no necesita instalación: puede descargarse un ZIP, descomprimirlo y simplemente ejecutar el programa</text:p>
      <text:h text:style-name="Heading_20_2" text:outline-level="2"><text:bookmark-start text:name="primeros-pasos"/>Primeros pasos<text:bookmark-end text:name="primeros-pasos"/></text:h>
      <text:p text:style-name="First_20_paragraph">Al ejecutar el programa veremos algo como esto:</text:p>
      <text:p text:style-name="FigureWithCaption"><draw:frame draw:name="img1" svg:width="632.7887323943662pt" svg:height="462.4225352112676pt"><draw:image xlink:href="Pictures/0.png" xlink:type="simple" xlink:show="embed" xlink:actuate="onLoad"/></draw:frame></text:p>
      <text:p text:style-name="FigureCaption">Ventana inicial</text:p>
      <text:p text:style-name="Text_20_body">Aunque nosotros crearemos un proyecto nuevo vacío pulsando el botón “Nuevo”, OpenSCAD ofrece algunos ejemplos creados y que nos permiten ver algunas de las capacidades. Despues de crear un nuevo proyecto, veremos algo como esto:</text:p>
      <text:p text:style-name="FigureWithCaption"><draw:frame draw:name="img2" svg:width="1947.0422535211267pt" svg:height="1061.7464788732395pt"><draw:image xlink:href="Pictures/1.png" xlink:type="simple" xlink:show="embed" xlink:actuate="onLoad"/></draw:frame></text:p>
      <text:p text:style-name="FigureCaption">Interfaz de OpenSCAD</text:p>
      <text:h text:style-name="Heading_20_3" text:outline-level="3"><text:bookmark-start text:name="descripción-del-interfaz"/>Descripción del interfaz<text:bookmark-end text:name="descripción-del-interfaz"/></text:h>
      <text:list text:style-name="L1">
        <text:list-item>
          <text:p text:style-name="P1">En la parte izquierda podremos escribir la descripción de nuestros modelos.</text:p>
        </text:list-item>
        <text:list-item>
          <text:p text:style-name="P1">En la parte central, arriba, podremos ver unos ejes de coordenadas:</text:p>
          <text:list text:style-name="L2">
            <text:list-item>
              <text:p text:style-name="P2">Observa el eje de las X, está en rojo y apunta hacia la derecha: esto significa que en principio, los valores positivos de X crecen en ese sentido.</text:p>
            </text:list-item>
            <text:list-item>
              <text:p text:style-name="P2">El eje de las Y apunta “hacia el interior de la pantalla”, en diagonal.</text:p>
            </text:list-item>
            <text:list-item>
              <text:p text:style-name="P2">El eje de las Z apunta hacia arriba.</text:p>
            </text:list-item>
          </text:list>
        </text:list-item>
        <text:list-item>
          <text:p text:style-name="P1">En la parte central, abajo, veremos un panel llamado “Consola”, nos permitirá ver el proceso que sigue OpenSCAD al construir nuestros modelos, incluyendo los errores que cometamos.</text:p>
        </text:list-item>
        <text:list-item>
          <text:p text:style-name="P1">En la parte central, derecha, veremos los errores que cometamos y el punto exacto donde los hemos cometido.</text:p>
        </text:list-item>
        <text:list-item>
          <text:p text:style-name="P1">En la parte derecha, veremos un panel llamado “Customizer” que nos permitirá modificar algunas opciones, en este tutorial <text:span text:style-name="T1">no lo usaremos</text:span></text:p>
        </text:list-item>
      </text:list>
      <text:h text:style-name="Heading_20_2" text:outline-level="2"><text:bookmark-start text:name="previsualización-y-renderizado"/>Previsualización y renderizado<text:bookmark-end text:name="previsualización-y-renderizado"/></text:h>
      <text:p text:style-name="First_20_paragraph">OpenSCAD permite dos operaciones que aparentemente son iguales: previsualizar y renderizar.</text:p>
      <text:list text:style-name="L3">
        <text:list-item>
          <text:p text:style-name="P3">Previsualizar requiere pulsar F5 y nos permitirá ver los colores de las piezas (veremos los colores más adelante). Usa un algoritmo con aproximaciones, lo que lo hace más rápido pero también maś impreciso.</text:p>
        </text:list-item>
        <text:list-item>
          <text:p text:style-name="P3">Renderizar requiere pulsar F6. No muestra los colores de las piezas pero usa un algoritmo sin aproximaciones, por lo que el resultado que veremos será el que se obtenga al imprimir una pieza.</text:p>
        </text:list-item>
      </text:list>
      <text:h text:style-name="Heading_20_2" text:outline-level="2"><text:bookmark-start text:name="exportación-a-stl"/>Exportación a STL<text:bookmark-end text:name="exportación-a-stl"/></text:h>
      <text:p text:style-name="First_20_paragraph">Si en cualquier momento deseamos imprimir una pieza o enviarla a alguno de los servicios de impresión mencionados, casi con toda probabilidad necesitaremos exportar nuestro diseño al formato STL (viene de STereoLitography, un formato casi universal para la impresión de piezas).</text:p>
      <text:p text:style-name="Text_20_body">Esta opción está en el menú File, dentro de Export. Si usamos el programa en español será en Archivo, en la opción Exportar.</text:p>
      <text:h text:style-name="Heading_20_3" text:outline-level="3"><text:bookmark-start text:name="un-primer-modelo"/>Un primer modelo<text:bookmark-end text:name="un-primer-modelo"/></text:h>
      <text:p text:style-name="First_20_paragraph">Escribe en la parte izquierda el siguiente código::</text:p>
      <text:p text:style-name="P4">cube ([12, 3, 4])</text:p>
      <text:p text:style-name="First_20_paragraph">Pulsa despues F6 y verás algo como esto:</text:p>
      <text:p text:style-name="FigureWithCaption"><draw:frame draw:name="img3" svg:width="1086.0845070422536pt" svg:height="678.4225352112676pt"><draw:image xlink:href="Pictures/2.png" xlink:type="simple" xlink:show="embed" xlink:actuate="onLoad"/></draw:frame></text:p>
      <text:p text:style-name="FigureCaption">Un primer modelo OpenSCAD</text:p>
      <text:p text:style-name="Text_20_body">Si dejas pulsado el botón principal del ratón y “arrastras” el escenario, podrás cambiar el punto de vista. Si usas la rueda del ratón podrás cambiar la escala del modelo. Usa ambas posibilidades para explorar el modelo desde todos los puntos de vista.</text:p>
      <text:h text:style-name="Heading_20_2" text:outline-level="2"><text:bookmark-start text:name="elementos-básicos-del-lenguaje"/>Elementos básicos del lenguaje<text:bookmark-end text:name="elementos-básicos-del-lenguaje"/></text:h>
      <text:p text:style-name="First_20_paragraph">Todo el lenguaje se basa en estas estructuras, presta especial atención a los puntos y comas:</text:p>
      <text:p text:style-name="P5">//Construye un objeto</text:p>
      <text:p text:style-name="P6">objeto();</text:p>
      <text:p text:style-name="P7"/>
      <text:p text:style-name="P8">//Asigna un valor a una variable</text:p>
      <text:p text:style-name="P9">variable=valor;</text:p>
      <text:p text:style-name="P10"/>
      <text:p text:style-name="P11">//Un operador modifica algo, una acción realiza una tarea</text:p>
      <text:p text:style-name="P12">operador() accion();</text:p>
      <text:p text:style-name="P13"/>
      <text:p text:style-name="P14">//Se pueden encadenar operadores</text:p>
      <text:p text:style-name="P15">operador() operador() accion();</text:p>
      <text:p text:style-name="P16"/>
      <text:p text:style-name="P17">//Si queremos aplicar un operador</text:p>
      <text:p text:style-name="P18">//a varias acciones a la vez</text:p>
      <text:p text:style-name="P19">operador() { accion(); accion(); }</text:p>
      <text:h text:style-name="Heading_20_2" text:outline-level="2"><text:bookmark-start text:name="valores-y-vectores"/>Valores y vectores<text:bookmark-end text:name="valores-y-vectores"/></text:h>
      <text:p text:style-name="First_20_paragraph">En una variable podemos almacenar números y textos. Si necesitamos trabajar con varios valores a la vez, se usan vectores, que van entre corchetes::</text:p>
      <text:p text:style-name="P20">altura=10.2;</text:p>
      <text:p text:style-name="P21">nombre="Modelo A1";</text:p>
      <text:p text:style-name="P22">coordenadas=[12, 3, 4];</text:p>
      <text:p text:style-name="First_20_paragraph">Es frecuente usar los vectores con coordenadas. De hecho, nuestro modelo inicial usaba las coordenadas <text:span text:style-name="Source_Text">x=12</text:span>, <text:span text:style-name="Source_Text">y=3</text:span>, <text:span text:style-name="Source_Text">z=4</text:span>.</text:p>
      <text:h text:style-name="Heading_20_2" text:outline-level="2"><text:bookmark-start text:name="objetos-cubo"/>Objetos: cubo<text:bookmark-end text:name="objetos-cubo"/></text:h>
      <text:p text:style-name="First_20_paragraph">Podemos crear cubos de dos maneras::</text:p>
      <text:p text:style-name="P23">//Esto pone un cubo poniendo una esquina</text:p>
      <text:p text:style-name="P24">//en la coordenada [x=0, y=0, z=0] y la </text:p>
      <text:p text:style-name="P25">//esquina opuesta en [12, 3, 4]</text:p>
      <text:p text:style-name="P26">cube( [12, 3, 4] );</text:p>
      <text:p text:style-name="P27"/>
      <text:p text:style-name="P28">//Esto pone el "centro del cubo" </text:p>
      <text:p text:style-name="P29">//en la coordenada [x=0, y=0, z=0] y </text:p>
      <text:p text:style-name="P30">//hace que el cubo mida 12 en el eje X,</text:p>
      <text:p text:style-name="P31">//3 en la y y 4 en la z</text:p>
      <text:p text:style-name="P32">cube( [12, 3, 4], center=true);</text:p>
      <text:p text:style-name="FigureWithCaption"><draw:frame draw:name="img4" svg:width="1947.0422535211267pt" svg:height="1061.7464788732395pt"><draw:image xlink:href="Pictures/3.png" xlink:type="simple" xlink:show="embed" xlink:actuate="onLoad"/></draw:frame></text:p>
      <text:p text:style-name="FigureCaption">El mismo modelo centrado</text:p>
      <text:p text:style-name="First_20_paragraph">Si combinamos este proceso con variables, podemos hacer cosas como esta::</text:p>
      <text:p text:style-name="P33">ancho_x=12;</text:p>
      <text:p text:style-name="P34">alto_z=4;</text:p>
      <text:p text:style-name="P35">profundo_y=3;</text:p>
      <text:p text:style-name="P36">cube( [ancho_x, profundo_y, alto_z], center=true);</text:p>
      <text:p text:style-name="First_20_paragraph">Esto produce <text:span text:style-name="T2">exactamente el mismo resultado</text:span> pero esta forma de trabajar nos resultará útil más adelante.</text:p>
      <text:h text:style-name="Heading_20_2" text:outline-level="2"><text:bookmark-start text:name="operadores-traslación"/>Operadores: traslación<text:bookmark-end text:name="operadores-traslación"/></text:h>
      <text:p text:style-name="First_20_paragraph">Es posible hacer que un objeto se traslado a otro punto del espacio usando <text:span text:style-name="Source_Text">translate([x, y, z])</text:span>. Por ejemplo, hagamos esto::</text:p>
      <text:p text:style-name="P37">//Esta parte es igual que la anterior</text:p>
      <text:p text:style-name="P38">ancho_x=12;</text:p>
      <text:p text:style-name="P39">alto_z=4;</text:p>
      <text:p text:style-name="P40">profundo_y=3;</text:p>
      <text:p text:style-name="P41">cube( [ancho_x, profundo_y, alto_z], center=true);</text:p>
      <text:p text:style-name="P42"/>
      <text:p text:style-name="P43">arista_cubo=3;</text:p>
      <text:p text:style-name="P44">//Observa que esto es una sola línea</text:p>
      <text:p text:style-name="P45">translate([0, 0, profundo_y]) </text:p>
      <text:p text:style-name="P46"><text:s text:c="4"/>cube ([arista_cubo,arista_cubo,arista_cubo], center=true);</text:p>
      <text:p text:style-name="P47"/>
      <text:p text:style-name="P48">//Y esto es también una sola línea</text:p>
      <text:p text:style-name="P49">translate([0, 0, profundo_y+arista_cubo]) </text:p>
      <text:p text:style-name="P50"><text:s text:c="4"/>cube ([ancho_x, profundo_y, alto_z], center=true);</text:p>
      <text:p text:style-name="First_20_paragraph">Deberías ver algo como esto:</text:p>
      <text:p text:style-name="FigureWithCaption"><draw:frame draw:name="img5" svg:width="871.0985915492957pt" svg:height="560.7887323943662pt"><draw:image xlink:href="Pictures/4.png" xlink:type="simple" xlink:show="embed" xlink:actuate="onLoad"/></draw:frame></text:p>
      <text:p text:style-name="FigureCaption">Pieza en H</text:p>
      <text:p text:style-name="Text_20_body">Observa ahora el potencial de usar las variables. Vamos a modificar ancho_x y lo ponemos a 20 (omitimos los comentarios por brevedad)::</text:p>
      <text:p text:style-name="P51">ancho_x=20;</text:p>
      <text:p text:style-name="P52">alto_z=4;</text:p>
      <text:p text:style-name="P53">profundo_y=3;</text:p>
      <text:p text:style-name="P54">cube( [ancho_x, profundo_y, alto_z], center=true);</text:p>
      <text:p text:style-name="P55"/>
      <text:p text:style-name="P56">arista_cubo=3;</text:p>
      <text:p text:style-name="P57">translate([0, 0, profundo_y]) </text:p>
      <text:p text:style-name="P58"><text:s text:c="4"/>cube ([arista_cubo,arista_cubo,arista_cubo], center=true);</text:p>
      <text:p text:style-name="P59"/>
      <text:p text:style-name="P60">translate([0, 0, profundo_y+arista_cubo]) </text:p>
      <text:p text:style-name="P61"><text:s text:c="4"/>cube ([ancho_x, profundo_y, alto_z], center=true);</text:p>
      <text:p text:style-name="FigureWithCaption"><draw:frame draw:name="img6" svg:width="569.9154929577464pt" svg:height="336.67605633802816pt"><draw:image xlink:href="Pictures/5.png" xlink:type="simple" xlink:show="embed" xlink:actuate="onLoad"/></draw:frame></text:p>
      <text:p text:style-name="FigureCaption">Pieza en H alargada</text:p>
      <text:p text:style-name="First_20_paragraph">Sin embargo, esto no implica que la pieza esté bien parametrizada. Prueba a cambiar el alto o la profundidad y verás que hay que recalcular. Se deja como ejercicio.</text:p>
      <text:h text:style-name="Heading_20_2" text:outline-level="2"><text:bookmark-start text:name="objetos-esfera"/>Objetos: esfera<text:bookmark-end text:name="objetos-esfera"/></text:h>
      <text:p text:style-name="First_20_paragraph">Se usa así::</text:p>
      <text:p text:style-name="P62">//Crea una esfera de radio 3</text:p>
      <text:p text:style-name="P63">sphere(r=3)</text:p>
      <text:p text:style-name="First_20_paragraph">Si queremos crear una esfera en otro punto del espacio, podemos usar <text:span text:style-name="Source_Text">translate</text:span>. Así, por ejemplo, esto crea dos esferas, una en el centro y la otra un poco más a la derecha::</text:p>
      <text:p text:style-name="P64">sphere(r=2);</text:p>
      <text:p text:style-name="P65">translate([4, 0, 0]) sphere(r=2);</text:p>
      <text:p text:style-name="First_20_paragraph">El resultado de este código es esto:</text:p>
      <text:p text:style-name="FigureWithCaption"><draw:frame draw:name="img7" svg:width="910.6478873239437pt" svg:height="483.71830985915494pt"><draw:image xlink:href="Pictures/6.png" xlink:type="simple" xlink:show="embed" xlink:actuate="onLoad"/></draw:frame></text:p>
      <text:p text:style-name="FigureCaption">Esferas con baja resolución</text:p>
      <text:p text:style-name="Text_20_body">Un detalle es que por defecto, las esferas tienen una resolución muy baja y de hecho prácticamente parecen poliedros. Si queremos aumentar la cantidad de “caras” que tienen las esferas podemos usar un parámetro extra llamado “$fn”::</text:p>
      <text:p text:style-name="P66">//Esferas con alta resolución</text:p>
      <text:p text:style-name="P67">sphere(r=2, $fn=40);</text:p>
      <text:p text:style-name="P68">translate([4, 0, 0]) sphere(r=2, $fn=40);</text:p>
      <text:p text:style-name="FigureWithCaption"><draw:frame draw:name="img8" svg:width="827.4929577464789pt" svg:height="432.0pt"><draw:image xlink:href="Pictures/7.png" xlink:type="simple" xlink:show="embed" xlink:actuate="onLoad"/></draw:frame></text:p>
      <text:p text:style-name="FigureCaption">Esferas con alta resolución</text:p>
      <text:p text:style-name="First_20_paragraph">El parámetro $fn indica la cantidad de fragmentos por arco. El programa recomienda mantenerse por debajo de 50 y no poner nunca valores mayores de 128.</text:p>
      <text:h text:style-name="Heading_20_2" text:outline-level="2"><text:bookmark-start text:name="objetos-cilindro"/>Objetos: cilindro<text:bookmark-end text:name="objetos-cilindro"/></text:h>
      <text:p text:style-name="First_20_paragraph">Todo cilindro debe llevar una altura, un radio asociado al círculo de la base inferior y un radio asociado al círculo de la base superior. También puede llevar un parámetro <text:span text:style-name="Source_Text">center=true</text:span> que actúa igual que con los cubos::</text:p>
      <text:p text:style-name="P69">//Creamos un tronco de cono con una resolución intermedia</text:p>
      <text:p text:style-name="P70">cylinder(5, 2, 1, $fn=40);</text:p>
      <text:p text:style-name="P71"/>
      <text:p text:style-name="P72">//Y al lado un cilindro normal cuyo "centro" está en el punto al que ha sido trasladado</text:p>
      <text:p text:style-name="P73">translate([7, 0, 0]) cylinder(5, 1.5, 1.5, center=true, $fn=40);</text:p>
      <text:p text:style-name="FigureWithCaption"><draw:frame draw:name="img9" svg:width="933.9718309859155pt" svg:height="593.2394366197183pt"><draw:image xlink:href="Pictures/8.png" xlink:type="simple" xlink:show="embed" xlink:actuate="onLoad"/></draw:frame></text:p>
      <text:p text:style-name="FigureCaption">Cilindro</text:p>
      <text:p text:style-name="First_20_paragraph">Aunque <text:span text:style-name="Source_Text">cylinder</text:span> está pensado para crear cilindros se puede jugar con valores bajos de <text:span text:style-name="Source_Text">$fn</text:span> y crear prismas. A modo de ejercicio se anima al lector a probar con valores de $fn de 3, 4, y 5</text:p>
      <text:h text:style-name="Heading_20_2" text:outline-level="2"><text:bookmark-start text:name="operadores-rotación"/>Operadores: rotación<text:bookmark-end text:name="operadores-rotación"/></text:h>
      <text:p text:style-name="First_20_paragraph">Permite rotar uno o varios objetos en varios ejes. La rotación se mide en grados::</text:p>
      <text:p text:style-name="P74">//Cub que mide:</text:p>
      <text:p text:style-name="P75">//10 unidades en el eje X</text:p>
      <text:p text:style-name="P76">//5 <text:s text:c="1"/>unidades en el eje Y</text:p>
      <text:p text:style-name="P77">//20 unidades en el eje Z</text:p>
      <text:p text:style-name="P78">cube([10, 5, 20], center=true);</text:p>
      <text:p text:style-name="FigureWithCaption"><draw:frame draw:name="img10" svg:width="541.5211267605633pt" svg:height="510.0845070422535pt"><draw:image xlink:href="Pictures/9.png" xlink:type="simple" xlink:show="embed" xlink:actuate="onLoad"/></draw:frame></text:p>
      <text:p text:style-name="FigureCaption">Caja</text:p>
      <text:p text:style-name="First_20_paragraph">Si ahora rotamos en el eje de las X::</text:p>
      <text:p text:style-name="P79">//EXACTAMENTE el mismo</text:p>
      <text:p text:style-name="P80">//objeto, pero movido 45 grados</text:p>
      <text:p text:style-name="P81">//usando x como eje de rotación </text:p>
      <text:p text:style-name="P82">rotate(a=[45, 0,0]) cube([10, 5, 20], center=true);</text:p>
      <text:p text:style-name="First_20_paragraph">Obtenemos esto:</text:p>
      <text:p text:style-name="FigureWithCaption"><draw:frame draw:name="img11" svg:width="438.0845070422535pt" svg:height="502.98591549295776pt"><draw:image xlink:href="Pictures/10.png" xlink:type="simple" xlink:show="embed" xlink:actuate="onLoad"/></draw:frame></text:p>
      <text:p text:style-name="FigureCaption">Caja rotada en el eje de las X</text:p>
      <text:p text:style-name="Text_20_body">O rotamos en el eje de las Y::</text:p>
      <text:p text:style-name="P83">//EXACTAMENTE el mismo</text:p>
      <text:p text:style-name="P84">//objeto, pero movido 60 grados</text:p>
      <text:p text:style-name="P85">//usando y como eje de rotación </text:p>
      <text:p text:style-name="P86">rotate(a=[0, 60,0]) cube([10, 5, 20], center=true);</text:p>
      <text:p text:style-name="First_20_paragraph">Lo que produce esto otro:</text:p>
      <text:p text:style-name="FigureWithCaption"><draw:frame draw:name="img12" svg:width="545.5774647887324pt" svg:height="479.6619718309859pt"><draw:image xlink:href="Pictures/11.png" xlink:type="simple" xlink:show="embed" xlink:actuate="onLoad"/></draw:frame></text:p>
      <text:p text:style-name="FigureCaption">Caja rotada en el eje de las Y</text:p>
      <text:p text:style-name="Text_20_body">Para saber en qué sentido se usa la <text:span text:style-name="T2">regla de la mano derecha.</text:span> Movemos nuestra mano hasta que el pulgar se alinee con el sentido positivo de un eje y luego observamos el sentido de giro de los dedos (imagen tomada de Wikipedia)</text:p>
      <text:p text:style-name="FigureWithCaption"><draw:frame draw:name="img13" svg:width="256.0pt" svg:height="256.0pt"><draw:image xlink:href="Pictures/12.png" xlink:type="simple" xlink:show="embed" xlink:actuate="onLoad"/></draw:frame></text:p>
      <text:p text:style-name="FigureCaption">Regla mano derecha</text:p>
      <text:p text:style-name="Text_20_body">Así, por ejemplo, para saber como funciona una rotación sobre el eje X ponemos nuestro pulgar apuntando hacia la derecha y observamos como los dedos indican que el objeto “se inclinará hacia nosotros” al poner una rotación positiva. Si rotamos usando Z, pondremos el pulgar hacia arriba y veremos que entonces el objeto rota “desde nuestra derecha hacia nuestra izquierda”.</text:p>
      <text:h text:style-name="Heading_20_2" text:outline-level="2"><text:bookmark-start text:name="operadores-encadenamiento-de-operadores-y-color"/>Operadores: encadenamiento de operadores y color<text:bookmark-end text:name="operadores-encadenamiento-de-operadores-y-color"/></text:h>
      <text:p text:style-name="First_20_paragraph">Para ver esto, se debe usar la <text:span text:style-name="T1">previsualización</text:span> de piezas con F5, no el renderizado completo con F6.</text:p>
      <text:p text:style-name="Text_20_body">Esto <text:span text:style-name="T2">no influye en nada si imprimimos una pieza</text:span> pero puede ser útil. Podemos modificar el color de una pieza usando valores RGB con valores comprendidos entre 0.0 (que indica el mínimo de ese color) hasta 1.0 (que indica el máximo de ese color).</text:p>
      <text:p text:style-name="Text_20_body">Para el ejemplo siguiente hemos encadenado varios operadores uno detrás de otro, lo que implica poder hacer varias transformaciones a la vez a una pieza determinada::</text:p>
      <text:p text:style-name="P87">//Cubo completamente rojo</text:p>
      <text:p text:style-name="P88">//ubicado en el centro</text:p>
      <text:p text:style-name="P89">color([1, 0, 0]) </text:p>
      <text:p text:style-name="P90"><text:s text:c="4"/>cube([10, 10, 10]);</text:p>
      <text:p text:style-name="P91"/>
      <text:p text:style-name="P92"/>
      <text:p text:style-name="P93">//Cubo verde ubicado</text:p>
      <text:p text:style-name="P94">//a la derecha</text:p>
      <text:p text:style-name="P95">color([0, 1, 0])</text:p>
      <text:p text:style-name="P96"><text:s text:c="4"/>translate([12, 0, 0])</text:p>
      <text:p text:style-name="P97"><text:s text:c="4"/>cube([10, 10, 10]);</text:p>
      <text:p text:style-name="P98"><text:s text:c="4"/></text:p>
      <text:p text:style-name="P99">//Cubo azul ubicado</text:p>
      <text:p text:style-name="P100">//aún más a la derecha</text:p>
      <text:p text:style-name="P101">color([0, 0, 1])</text:p>
      <text:p text:style-name="P102"><text:s text:c="4"/>translate([24, 0, 0])</text:p>
      <text:p text:style-name="P103"><text:s text:c="4"/>cube([10, 10, 10]);</text:p>
      <text:p text:style-name="First_20_paragraph">Que produce esto:</text:p>
      <text:p text:style-name="FigureWithCaption"><draw:frame draw:name="img14" svg:width="681.4647887323944pt" svg:height="439.09859154929575pt"><draw:image xlink:href="Pictures/13.png" xlink:type="simple" xlink:show="embed" xlink:actuate="onLoad"/></draw:frame></text:p>
      <text:p text:style-name="FigureCaption">Cubos de col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utorial de OpenSCAD</dc:title>
    <dc:description/>
    <dc:subject/>
    <meta:keyword/>
    <dc:language>es-ES</dc:language>
    <meta:initial-creator>Oscar GG</meta:initial-creator>
    <dc:creator>Oscar GG</dc:creator>
    <meta:creation-date>2022-12-05T19:34:17Z</meta:creation-date>
    <dc:date>2022-12-05T19:34:17Z</dc:date>
    <meta:user-defined meta:name="date" meta:value-type="string">Diciembre de 2022</meta:user-defined>
  </office:meta>
</office:document-meta>
</file>